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text-properties fo:language="pt" fo:country="PT"/>
    </style:style>
    <style:style style:name="P4" style:family="paragraph" style:parent-style-name="Text_20_body">
      <style:text-properties fo:language="pt" fo:country="PT" style:font-size-asian="10.5pt"/>
    </style:style>
    <style:style style:name="P5" style:family="paragraph" style:parent-style-name="Text_20_body" style:list-style-name="L1">
      <style:text-properties fo:language="pt" fo:country="PT" style:font-size-asian="10.5pt"/>
    </style:style>
    <style:style style:name="P6" style:family="paragraph" style:parent-style-name="Text_20_body">
      <style:text-properties fo:language="pt" fo:country="PT" fo:font-style="normal" style:font-size-asian="10.5pt" style:font-style-asian="normal" style:font-style-complex="normal"/>
    </style:style>
    <style:style style:name="P7" style:family="paragraph" style:parent-style-name="Text_20_body">
      <style:text-properties fo:language="pt" fo:country="PT" style:text-underline-style="none"/>
    </style:style>
    <style:style style:name="P8" style:family="paragraph" style:parent-style-name="Heading_20_2">
      <style:text-properties fo:language="pt" fo:country="PT" style:font-size-asian="10.5pt"/>
    </style:style>
    <style:style style:name="P9" style:family="paragraph" style:parent-style-name="Heading_20_1">
      <style:text-properties fo:language="pt" fo:country="PT"/>
    </style:style>
    <style:style style:name="P10" style:family="paragraph" style:parent-style-name="Heading_20_3">
      <style:text-properties fo:language="pt" fo:country="PT"/>
    </style:style>
    <style:style style:name="T1" style:family="text">
      <style:text-properties style:font-size-asian="10.5pt"/>
    </style:style>
    <style:style style:name="T2" style:family="text">
      <style:text-properties fo:font-style="italic" style:font-size-asian="10.5pt" style:font-style-asian="italic" style:font-style-complex="italic"/>
    </style:style>
    <style:style style:name="T3" style:family="text">
      <style:text-properties fo:font-style="normal" style:font-size-asian="10.5pt"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Gramáticas</text:h>
      <text:p text:style-name="P1"/>
      <text:p text:style-name="P1">Neste <text:span text:style-name="T1">capítulo, iremos abordar a gramática concreta fornecida que define uma linguagem Cmb apresentada nas aulas de Engenharia Gramatical e explicar o o objetivo da mesma. A transformação numa AST também foi fornecida e por isso abordaremos apenas o processo de criação associado. Por fim, mostraremos a implementação da cada um dos módulos (Tree Grammars) pedidos para este trabalho.</text:span></text:p>
      <text:p text:style-name="P2"/>
      <text:h text:style-name="P8" text:outline-level="2">Gramática concreta</text:h>
      <text:p text:style-name="P2">A linguagem Cmb é uma simplificação da famosa linguagem C. Simplificada no sentido em que apenas reúne algumas das características presentes no C, nomeadamente funções e os seus argumentos, declarações de variáveis, atribuições, operações de I/O (scan e print), ciclos if e while, invocação de funções, retorno de variáveis numa função (return) e a utilização de expressões que utilizam operadores aritméticos, à exceção dos operadores de incremento (++) e decremento (--), operadores de comparação e operadores lógicos. </text:p>
      <text:p text:style-name="P2">Após criada a gramática, o próximo passo seria validar o texto de input. Mas como fazê-lo? Existem várias abordagens, uma delas e a que iremos utilizar neste trabalho é a geração de uma representação intermédia para que a partir dela se possam criar os grafos pedidos. Na secção seguinte, iremos falar desta abordagem.</text:p>
      <text:p text:style-name="P2"/>
      <text:h text:style-name="P8" text:outline-level="2">AST</text:h>
      <text:p text:style-name="P2">Uma Representação Intermédia (RI) é uma versão independente de qualquer linguagem ou máquina do 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e para isso é necessário criar regras de reescrita sobre a gramática concreta, um mecanismo que o ANTLR oferece. Enquanto que uma gramática de parsing especifica como reconhecer input, as regras de reescrita são gramáticas geradoras, ou seja, especificam como gerar output. </text:p>
      <text:p text:style-name="P2">Estas regras de reescritas, já nos são fornecidas juntamente com a gramática concreta e a AST resultante terá, por cada, elemento que agrupa outros elementos, um token imaginário, ou seja, referências a tokens <text:s/>que não se encontram na produção origina, elementos tais como ';', ou parênteses serão eliminados e elementos com o mesmo nome numa produção são agrupados numa única lista.</text:p>
      <text:p text:style-name="P2"><text:soft-page-break/></text:p>
      <text:p text:style-name="P2">A gramática final com as regras de reescrita pode ser consultada em anexo.</text:p>
      <text:p text:style-name="P2"/>
      <text:h text:style-name="P8" text:outline-level="2">Tree Grammars</text:h>
      <text:p text:style-name="P1"><text:span text:style-name="T1">O próximo passo consiste na construção de um parser da AST gerada, que permitirá atravessá-la (</text:span><text:span text:style-name="T2">tree walker</text:span><text:span text:style-name="T1">)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s, para além da utilização referida acima, também nos fornece algumas vantagens:</text:p>
      <text:list xml:id="list1970770861" text:style-name="L1">
        <text:list-item>
          <text:p text:style-name="P5">uma especificação formal, concisa e independente de um sistema da estrutura da AST;</text:p>
        </text:list-item>
        <text:list-item>
          <text:p text:style-name="P5">as ações têm um contexto implícito graças à sua localização na gramática;</text:p>
        </text:list-item>
        <text:list-item>
          <text:p text:style-name="P5">os dados podem ser passados entre as ações de forma livre utilizando parâmetros (atributos), valores de retorno e variáveis locais.</text:p>
        </text:list-item>
      </text:list>
      <text:p text:style-name="P2"/>
      <text:p text:style-name="P2">O problema apresentado, exige a construção de 4 TG (módulos) por isso, dividiremos esta secção em e subsecções.</text:p>
      <text:p text:style-name="P2">A primeira referente ao Control Flow Graph (CFG), o segundo ao Program Dependency Graph (PDG), o terceiro ao System Dependency Graph (SDG) e o último referente ao Single Static Assignment (SSA).</text:p>
      <text:h text:style-name="P10" text:outline-level="3">Control Flow Graph</text:h>
      <text:p text:style-name="P1">Um <text:span text:style-name="T1">Control Flow Graph (CFG) é um grafo direcionado com a adição de um único nodo de entrada START e um único nodo de saída STOP, tal que cada nodo no grafo tem no máximo dois sucessores. Assume-se que nodos com dois sucessores têm atributos “T” (Verdadeiro) e “F” (Falso) associados aos ramos que saem, assume-se também que, para cada nodo N no grafo, existe um caminho de START a N e um caminho de N a STOP.</text:span></text:p>
      <text:p text:style-name="P1"><text:span text:style-name="T1">Este tipo de grafos pode servir para verificar se os programas que representam estão corretos, verificando se determinados nodos são atingíveis ou não, e a partir de aí otimizar o código, por exemplo, eliminando </text:span><text:span text:style-name="T2">dead code</text:span><text:span text:style-name="T3">, código que que é executado mas cujo resultado nunca é utilizado em mais nenhuma computação.</text:span></text:p>
      <text:p text:style-name="P6">Numa visão muito geral , a estratégia utilizada para gerar este grafo consiste, na passagem de uma instância de uma classe Java Grafo (esta será explicada de seguida) por todas as produções da TG, assim como uma lista (TreeSet&lt;Integer&gt; em Java) com um ou mais números de instrução correspondentes à última(s) statement(s) executada(s) , com o objetivo de conectar no grafo instruções consequentes e também uma string label que indica se a instrução que está a ser calculada é a primeira instrução de um bloco then ou else. Todo o código externo à TG está escrito na linguagem de programação Java.</text:p>
      <text:p text:style-name="P6">A classe Grafo é uma classe Java que armazena os nodos e os caminhos do CFG encontrados ao longo do processo de parsing da TG para cada função existente no programa input. Cada nodo é um <text:soft-page-break/>mapeamento (TreeMap) entre o número de instrução (sequencial) e a instrução, que é representada por uma classe Instrucao, de momento, apenas importa referir que a classe Instrucao armazena a instrução em si. Cada caminho é um mapeamento entre o número da instrução origem e uma lista (TreeSet&lt;ParNrInstrucaoLabel&gt;), a classe ParNrInstrucaoLabel é constituída pelo número da instrução destino e a label referida acima. Um grafo é gerado para cada função existente no programa de input.</text:p>
      <text:p text:style-name="P6">A lista com números de instrução é atualizada com o número da última instrução, no caso de uma atribuição, read, write, invocação ou return, ou das últimas instruções no caso de um if, while ou vários dos mesmos aninhados. Na instrução seguinte, a lista é utilizada para conectar os números contidas nela ao número da nova instrução visitada. A lista é inicializada com o número do nodo START (0) e após a última instrução de uma função ser executada, o conteúdo da lista é conectado ao nodo EXIT que é gerado na altura.</text:p>
      <text:p text:style-name="P6">Finalmente, a string label é inicializada com uma string vazia e apenas toma o valor “T” quando o bloco then de um statement if ou quando o bloco de instruções de um while é visitado. E toma o valor “F” quando o bloco else de um statement if é visitado ou o bloco de instruções de um while termina. Nos restantes casos, depois de um statement ser visitado esta volta a tomar o valor de string vazia.</text:p>
      <text:p text:style-name="P6">No final da execução da TG um TreeMap contendo um mapeamento entre o identificador de uma função e o respetivo grafo CFG é retornado à Interface Java (esta será explicada posteriormente).</text:p>
      <text:p text:style-name="P6"/>
      <text:p text:style-name="P6">O processo de codificação das ações revelou-se, apesar de não ser idêntico em todas as produções com características semelhantes, sistemático. Após codificada a ação para uma produção, as restantes precisaram apenas de pequenas alterações. Tentaremos mostrar, com alguns excertos da TG, as ações criadas para obter o resultado final.</text:p>
      <text:p text:style-name="P6">Começamos pela produção inicial, cujo símbolo não terminal representa o axioma da nossa linguagem, a partir da qual todo o processo de derivação se inicia. O TreeMap que vai armazenar os CFG gerados é instanciado nesta produção e para cada função existente no programa input, <text:s/>um novo grafo é instanciado e passado como atributo ao símbolo não terminal funcao, e o grafo resultante do processamento de uma função é adicionado ao TreeMap que será retornado no final. A produção é apresentada de seguida:</text:p>
      <text:p text:style-name="P6"><text:tab/>programa returns [TreeMap&lt;String, Grafo&gt; grafos_out]</text:p>
      <text:p text:style-name="P6"><text:tab/>@init {</text:p>
      <text:p text:style-name="P6"><text:tab/><text:tab/>TreeMap&lt;String, Grafo&gt; grafos = new TreeMap&lt;String, Grafo&gt;();</text:p>
      <text:p text:style-name="P6"><text:tab/>}</text:p>
      <text:p text:style-name="P6"><text:tab/><text:tab/>: <text:tab/>^(PROGRAMA (funcao[new Grafo()]</text:p>
      <text:p text:style-name="P6"><text:tab/><text:tab/>{</text:p>
      <text:p text:style-name="P6"><text:tab/><text:tab/><text:tab/>grafos.put($funcao.func_id, $funcao.g_out);</text:p>
      <text:p text:style-name="P6"><text:tab/><text:tab/>}</text:p>
      <text:p text:style-name="P6"><text:tab/><text:tab/>)+</text:p>
      <text:p text:style-name="P6"><text:tab/><text:tab/>{</text:p>
      <text:p text:style-name="P6"><text:tab/><text:tab/><text:tab/>$programa.grafos_out = grafos;</text:p>
      <text:p text:style-name="P6"><text:tab/><text:tab/>}</text:p>
      <text:p text:style-name="P6"><text:soft-page-break/><text:tab/><text:tab/>)</text:p>
      <text:p text:style-name="P6"><text:tab/><text:tab/>;</text:p>
      <text:p text:style-name="P1">A ação criada para tratar cada função, mais especificamente o símbolo não terminal (SNT) corpo_funcao. Nesta produção, apenas na primeira visita, o TreeSet que guarda os números das últimas instruções executadas é instanciado, assim como o nodo inicial START é adicionado ao grafo e o número criado para este (0) é adicionado-o ao TreeSet. Num CFG as declarações de uma função são ignoradas, por isso apenas nos interessa a parte dos statements. Este símbolo não terminal recebe como atributos de entrada (herdados) para além dos três atributos já mencionados, uma string contexto que toma valores entre “CORPO_FUNCAO” e “BLOCO”, o seu significado será explicado posteriormente. A produção é exibida de seguida:</text:p>
      <text:p text:style-name="P1"><text:tab/>corpo_funcao [Grafo g_in, String id_funcao] returns [Grafo g_out]</text:p>
      <text:p text:style-name="P1"><text:tab/>@init{</text:p>
      <text:p text:style-name="P1"><text:tab/><text:tab/>Grafo g = $corpo_funcao.g_in;</text:p>
      <text:p text:style-name="P1"><text:tab/><text:tab/>TreeSet&lt;Integer&gt; nrs = new TreeSet&lt;Integer&gt;();</text:p>
      <text:p text:style-name="P1"><text:tab/><text:tab/>// 0 &lt;=&gt; Nodo START. É passado como parametro para que o nodo START se ligue à primeira instrucao</text:p>
      <text:p text:style-name="P1"><text:tab/><text:tab/>int nr = g.putNodo(0, new Instrucao("START", null, null));</text:p>
      <text:p text:style-name="P1"><text:tab/><text:tab/>nrs.add(nr);</text:p>
      <text:p text:style-name="P1"><text:tab/>}</text:p>
      <text:p text:style-name="P1"><text:tab/><text:tab/>: ^(CORPO declaracoes statements[$corpo_funcao.g_in, "CORPO_FUNCAO", nrs, ""])</text:p>
      <text:p text:style-name="P1"><text:tab/><text:tab/>{</text:p>
      <text:p text:style-name="P1"><text:tab/><text:tab/><text:tab/>$corpo_funcao.g_out = $statements.g_out;</text:p>
      <text:p text:style-name="P1"><text:tab/><text:tab/>}</text:p>
      <text:p text:style-name="P1"><text:tab/><text:tab/>;</text:p>
      <text:p text:style-name="P1"/>
      <text:p text:style-name="P1">Apenas mostramos a produção para o SNT statements para explicar a utilizada do atributo herdado contexto. Após todas as instruções de uma função terem sido executadas e devidamente introduzidas no grafo assim como os caminhos entre eles, falta conectar os nodos das últimas instruções ao nodo EXIT. Como esta produção é visitada, não só a partir da produção corpo_funcao, mas também da produção bloco, que representa o conjunto de instruções presentes num bloco then ou else de um if ou as instruções de um bloco while, é necessário distinguir o contexto em que a produção é visitada, visto que só faz sentido ligar os último nodos ao nodo EXIT se realmente se tratar do final do corpo da função e não o final do bloco de um ciclo while.</text:p>
      <text:p text:style-name="P1"><text:tab/>statements [Grafo g_in, String contexto, TreeSet&lt;Integer&gt; nrs_ultima_instrucao_in, String label_in] returns [Grafo g_out, TreeSet&lt;Integer&gt; nrs_ultima_instrucao_out, String label_out]</text:p>
      <text:p text:style-name="P1"><text:tab/>@init {</text:p>
      <text:p text:style-name="P1"><text:tab/><text:tab/>Grafo g = $statements.g_in;</text:p>
      <text:p text:style-name="P1"><text:tab/><text:tab/>TreeSet&lt;Integer&gt; nrs_ultima_instrucao = $statements.nrs_ultima_instrucao_in;</text:p>
      <text:p text:style-name="P1"><text:tab/>}</text:p>
      <text:p text:style-name="P1"><text:soft-page-break/><text:tab/><text:tab/>:<text:tab/> ^(STATEMENTS (statement[g, nrs_ultima_instrucao, $statements.label_in]</text:p>
      <text:p text:style-name="P1"><text:tab/><text:tab/>{</text:p>
      <text:p text:style-name="P1"><text:tab/><text:tab/><text:tab/>g = $statement.g_out;</text:p>
      <text:p text:style-name="P1"><text:tab/><text:tab/><text:tab/>nrs_ultima_instrucao = $statement.nrs_ultima_instrucao_out;</text:p>
      <text:p text:style-name="P1"><text:tab/><text:tab/><text:tab/>$statements.label_in = $statement.label_out;</text:p>
      <text:p text:style-name="P1"><text:tab/><text:tab/>}</text:p>
      <text:p text:style-name="P1"><text:tab/><text:tab/>)+</text:p>
      <text:p text:style-name="P1"><text:tab/><text:tab/>{</text:p>
      <text:p text:style-name="P1"><text:tab/><text:tab/><text:tab/>// Apos todos os statements do corpo de uma funcao tiverem sido executados, os ultimos nodos sao ligados ao nodo EXIT</text:p>
      <text:p text:style-name="P1"><text:tab/><text:tab/><text:tab/>if ($statements.contexto.equals("CORPO_FUNCAO")){</text:p>
      <text:p text:style-name="P1"><text:tab/><text:tab/><text:tab/><text:tab/>// cria nodo EXIT</text:p>
      <text:p text:style-name="P1"><text:tab/><text:tab/><text:tab/><text:tab/>int nodo_exit = g.putNodo(new Instrucao("EXIT", null, null));</text:p>
      <text:p text:style-name="P1"><text:tab/><text:tab/><text:tab/><text:tab/>// verifica se existem instrucoes anteriormente executadas e conecta essas instrucoes ao nodo EXIT</text:p>
      <text:p text:style-name="P1"><text:tab/><text:tab/><text:tab/><text:tab/>g.checkAndPutCaminho(nrs_ultima_instrucao, new ParNrInstrucaoLabel(nodo_exit, $statement.label_out));</text:p>
      <text:p text:style-name="P1"><text:tab/><text:tab/><text:tab/>}</text:p>
      <text:p text:style-name="P1"><text:tab/><text:tab/></text:p>
      <text:p text:style-name="P1"><text:tab/><text:tab/><text:tab/>$statements.g_out = g;</text:p>
      <text:p text:style-name="P1"><text:tab/><text:tab/><text:tab/>$statements.nrs_ultima_instrucao_out = nrs_ultima_instrucao;</text:p>
      <text:p text:style-name="P1"><text:tab/><text:tab/><text:tab/>$statements.label_out = $statement.label_out;</text:p>
      <text:p text:style-name="P1"><text:tab/><text:tab/>}</text:p>
      <text:p text:style-name="P1"><text:tab/><text:tab/>)</text:p>
      <text:p text:style-name="P1"><text:tab/><text:tab/>;</text:p>
      <text:p text:style-name="P1"/>
      <text:p text:style-name="P7">Para o SNT statement, apenas ilustraremos a ação criada para um statement em específico visto que os restantes são semelhantes. </text:p>
      <text:p text:style-name="P7">Vamos apresentar o caso em que o lado direito da produção contém o SNT atribuicao. Neste caso, os atributos passados a atribuicao são o grafo e a label e após esta ser executada um ou mais caminhos são adicionados ao grafo, isto é, a lista dos números das últimas instruções anteriores à atribuição são conectados ao número de instrução gerado para a atribuição e que é devolvido pelo SNT atribuicao através de um atributo sintetizado juntamente com a label passada como atributo herdado ao statement.</text:p>
      <text:p text:style-name="P7"><text:tab/>statement [Grafo g_in, TreeSet&lt;Integer&gt; nrs_ultima_instrucao_in, String label_in] returns [Grafo g_out, TreeSet&lt;Integer&gt; nrs_ultima_instrucao_out, String label_out]</text:p>
      <text:p text:style-name="P7"><text:tab/>@init {</text:p>
      <text:p text:style-name="P7"><text:tab/><text:tab/>Grafo g = $statement.g_in;</text:p>
      <text:p text:style-name="P7"><text:soft-page-break/><text:tab/>}</text:p>
      <text:p text:style-name="P7"><text:tab/><text:tab/>:<text:tab/>atribuicao[g, $statement.label_in] </text:p>
      <text:p text:style-name="P7"><text:tab/><text:tab/><text:tab/>{</text:p>
      <text:p text:style-name="P7"><text:tab/><text:tab/><text:tab/><text:tab/>g = $atribuicao.g_out;</text:p>
      <text:p text:style-name="P7"/>
      <text:p text:style-name="P7"><text:tab/><text:tab/><text:tab/><text:tab/>// verifica se existem instrucoes anteriormente executadas e conecta essas instrucoes à nova instrucao</text:p>
      <text:p text:style-name="P7"><text:tab/><text:tab/><text:tab/><text:tab/>g.checkAndPutCaminho($statement.nrs_ultima_instrucao_in, new ParNrInstrucaoLabel($atribuicao.nrs_ultima_instrucao_out.first(), $statement.label_in));</text:p>
      <text:p text:style-name="P7"><text:tab/><text:tab/><text:tab/></text:p>
      <text:p text:style-name="P7"><text:tab/><text:tab/><text:tab/><text:tab/>$statement.g_out = g;</text:p>
      <text:p text:style-name="P7"><text:tab/><text:tab/><text:tab/><text:tab/>$statement.nrs_ultima_instrucao_out = $atribuicao.nrs_ultima_instrucao_out;</text:p>
      <text:p text:style-name="P7"><text:tab/><text:tab/><text:tab/><text:tab/>$statement.label_out = $atribuicao.label_out;</text:p>
      <text:p text:style-name="P7"><text:tab/><text:tab/><text:tab/>}</text:p>
      <text:p text:style-name="P7"><text:tab/><text:tab/>| …</text:p>
      <text:p text:style-name="P7"><text:tab/><text:tab/>;</text:p>
      <text:p text:style-name="P7">Este comportamento só modifica para as produções cujo lado direito da produção são o SNT ifs e whiles, sendo que a única diferença é o facto de a adição de novos caminhos ao grafo não ser feita após a execução da instrução, mas sim nas produções correspondentes. Devido a esse facto a essas produções também lhes é passado como atributo herdado a lista dos números das últimas instruções.</text:p>
      <text:p text:style-name="P7"/>
      <text:p text:style-name="P7">Aproveitando o exemplo dado acima, vamos ilustrar a produção do SNT atribuição e ação criada para o mesmo. Esta ação consiste na inserção de um novo nodo no grafo, que como já foi dito, apenas consiste na inserção da instrução em si, assim como a atualização do TreeSet que armazena a última instrução executada, neste caso, este número é retornado pelo método de inserção de um novo nodo no grafo. O TreeSet e o grafo são retornados como atributos sintetizados.</text:p>
      <text:p text:style-name="P7"><text:tab/>atribuicao [Grafo g_in, String label_in] returns [Grafo g_out, TreeSet&lt;Integer&gt; nrs_ultima_instrucao_out, String label_out]</text:p>
      <text:p text:style-name="P7"><text:tab/>@init {</text:p>
      <text:p text:style-name="P7"><text:tab/><text:tab/>Grafo g = $atribuicao.g_in;</text:p>
      <text:p text:style-name="P7"><text:tab/>}</text:p>
      <text:p text:style-name="P7"><text:tab/><text:tab/>:<text:tab/> ^('=' ID expr)</text:p>
      <text:p text:style-name="P7"><text:tab/><text:tab/>{</text:p>
      <text:p text:style-name="P7"><text:tab/><text:tab/><text:tab/>TreeSet&lt;Integer&gt; nrs = new TreeSet&lt;Integer&gt;();</text:p>
      <text:p text:style-name="P7"><text:tab/><text:tab/><text:tab/>// cria nodo no grafo e guarda o nr da instrucao</text:p>
      <text:p text:style-name="P7"><text:tab/><text:tab/><text:tab/>nrs.add(g.putNodo(new Instrucao($ID.text + " = " + $expr.instrucao, null, null)));</text:p>
      <text:p text:style-name="P7"><text:soft-page-break/><text:tab/><text:tab/></text:p>
      <text:p text:style-name="P7"><text:tab/><text:tab/><text:tab/>$atribuicao.nrs_ultima_instrucao_out = nrs;</text:p>
      <text:p text:style-name="P7"><text:tab/><text:tab/><text:tab/>$atribuicao.g_out = g;</text:p>
      <text:p text:style-name="P7"><text:tab/><text:tab/><text:tab/>$atribuicao.label_out = "";</text:p>
      <text:p text:style-name="P7"><text:tab/><text:tab/>}</text:p>
      <text:p text:style-name="P7"><text:tab/><text:tab/>;</text:p>
      <text:p text:style-name="P7"/>
      <text:p text:style-name="P7">Da mesma forma que os casos do ifs e whiles diferiam dos outros, também a este nível diferem. As produções para ambos são um pouco mais elaboradas que as restantes.</text:p>
      <text:p text:style-name="P7">Para o caso do ifs é preciso ter em atenção que os últimos nodos executados ligam apenas à expressão de condição do if, e esta, por sua vez, liga à primeira instrução do bloco then e, caso exista, à primeira instrução do bloco else, se não existir então é necessário conectá-la a próxima instrução a ser executada. Posto isto, para facilitar as explicações seguintes, mostraremos de seguida a produção no seu formato original na AST para servir de guia.</text:p>
      <text:p text:style-name="P7"><text:tab/>ifs</text:p>
      <text:p text:style-name="P7"><text:tab/><text:tab/>: ^(IF expr a=bloco (b=bloco)?)</text:p>
      <text:p text:style-name="P7"><text:tab/><text:tab/>;</text:p>
      <text:p text:style-name="P7">O primeiro passo é a criação do nodo correspondente à expressão do if no grafo, assim como, dos caminhos entre as últimas instruções a ser executadas e a instrução correspondente à expressão, juntamente com a label passada como atributo herdado. Adicionalmente, o número da nova instrução é atribuído a duas variáveis auxiliares cuja utilidade está explicada nos comentários do excerto de código seguinte.</text:p>
      <text:p text:style-name="P7"><text:tab/>ifs [Grafo g_in, TreeSet&lt;Integer&gt; nrs_ultima_instrucao_in, String label_in] returns [Grafo g_out, TreeSet&lt;Integer&gt; nrs_ultima_instrucao_out, String label_out]</text:p>
      <text:p text:style-name="P7"><text:tab/>@init {</text:p>
      <text:p text:style-name="P7"><text:tab/><text:tab/>Grafo g = $ifs.g_in;</text:p>
      <text:p text:style-name="P7"><text:tab/><text:tab/>int nr_ult_inst_exp = -1;</text:p>
      <text:p text:style-name="P7"><text:tab/><text:tab/>TreeSet&lt;Integer&gt; nrs_exp = new TreeSet&lt;Integer&gt;();</text:p>
      <text:p text:style-name="P7"><text:tab/><text:tab/>TreeSet&lt;Integer&gt; nrs_out = new TreeSet&lt;Integer&gt;();</text:p>
      <text:p text:style-name="P7"><text:tab/>}</text:p>
      <text:p text:style-name="P7"><text:tab/><text:tab/>:<text:tab/>^(IF expr </text:p>
      <text:p text:style-name="P7"><text:tab/><text:tab/><text:tab/><text:tab/>{</text:p>
      <text:p text:style-name="P7"><text:tab/><text:tab/><text:tab/><text:tab/><text:tab/>// cria nodo no grafo e guarda o nr da instrucao</text:p>
      <text:p text:style-name="P7"><text:tab/><text:tab/><text:tab/><text:tab/><text:tab/>nr_ult_inst_exp = g.putNodo(new Instrucao($IF.text + "(" + $expr.instrucao + ")", null, null));</text:p>
      <text:p text:style-name="P7"><text:tab/><text:tab/><text:tab/><text:tab/></text:p>
      <text:p text:style-name="P7"><text:tab/><text:tab/><text:tab/><text:tab/><text:tab/>// verifica se existem instrucoes anteriormente executadas e conecta essas instrucoes à nova instrucao (expressao)</text:p>
      <text:p text:style-name="P7"><text:soft-page-break/><text:tab/><text:tab/><text:tab/><text:tab/><text:tab/>g.checkAndPutCaminho($ifs.nrs_ultima_instrucao_in, new ParNrInstrucaoLabel(nr_ult_inst_exp, $ifs.label_in));</text:p>
      <text:p text:style-name="P7"><text:tab/><text:tab/><text:tab/><text:tab/></text:p>
      <text:p text:style-name="P7"><text:tab/><text:tab/><text:tab/><text:tab/><text:tab/>// variavel que sera passada aos blocos para indicar o nodo que sera ligado a primeira instrucao de cada bloco</text:p>
      <text:p text:style-name="P7"><text:tab/><text:tab/><text:tab/><text:tab/><text:tab/>nrs_exp.add(nr_ult_inst_exp);</text:p>
      <text:p text:style-name="P7"><text:tab/><text:tab/><text:tab/><text:tab/></text:p>
      <text:p text:style-name="P7"><text:tab/><text:tab/><text:tab/><text:tab/><text:tab/>// adiciona provisoriamente o nr da expressao. caso exista o bloco else, este é removido ja que a instrucao seguinte, ligar-se-á à última instrucao dos blocos then e else</text:p>
      <text:p text:style-name="P7"><text:tab/><text:tab/><text:tab/><text:tab/><text:tab/>// caso contrario, ligar-se-á à expressão e ao bloco then.</text:p>
      <text:p text:style-name="P7"><text:tab/><text:tab/><text:tab/><text:tab/><text:tab/>nrs_out.add(nr_ult_inst_exp);</text:p>
      <text:p text:style-name="P7"><text:tab/><text:tab/><text:tab/><text:tab/>}</text:p>
      <text:p text:style-name="P7">Ao bloco de instruções then são passados como atributos herdados o grafo, o TreeSet com o número da instrução correspondente à expressão do if, ou seja, a última instrução executada e a string “T”, que corresponde à label que indica que a próxima instrução será conectada à expressão com a label “T”. Após a sua execução o grafo e o TreeSet das últimas instruções são atualizados com os atributos sintetizados pelo bloco.</text:p>
      <text:p text:style-name="P7"><text:tab/><text:tab/>a=bloco[g, nrs_exp, "T"] </text:p>
      <text:p text:style-name="P7"><text:tab/><text:tab/>{</text:p>
      <text:p text:style-name="P7"><text:tab/><text:tab/><text:tab/>g = $a.g_out; </text:p>
      <text:p text:style-name="P7"><text:tab/><text:tab/><text:tab/>// adiciona os nrs das utlimas instrucoes deste bloco</text:p>
      <text:p text:style-name="P7"><text:tab/><text:tab/><text:tab/>nrs_out.addAll($a.nrs_ultima_instrucao_out);</text:p>
      <text:p text:style-name="P7"><text:tab/><text:tab/>} </text:p>
      <text:p text:style-name="P7">O bloco de instruções else é semelhante ao bloco anterior, apenas difere no atributo herdado label que passa a ser “F” e, tal como, foi dito acima, o TreeSet nrs_out tinha guardado temporariamente o número da instrução da expressão do if, se o bloco else for visitado significa que este existe, logo não faz sentido que a instrução da expressão seja conectada à próxima instrução.</text:p>
      <text:p text:style-name="P7"><text:tab/><text:tab/>(b=bloco[g, nrs_exp, "F"] </text:p>
      <text:p text:style-name="P7"><text:tab/><text:tab/><text:tab/>{ </text:p>
      <text:p text:style-name="P7"><text:tab/><text:tab/><text:tab/><text:tab/>g = $b.g_out; </text:p>
      <text:p text:style-name="P7"><text:tab/><text:tab/><text:tab/><text:tab/>// remove o nr da expressao adicionado provisoriamente</text:p>
      <text:p text:style-name="P7"><text:tab/><text:tab/><text:tab/><text:tab/>nrs_out.remove(nr_ult_inst_exp);</text:p>
      <text:p text:style-name="P7"><text:tab/><text:tab/><text:tab/><text:tab/>// adiciona os nrs das utlimas instrucoes deste bloco</text:p>
      <text:p text:style-name="P7"><text:tab/><text:tab/><text:tab/><text:tab/>nrs_out.addAll($b.nrs_ultima_instrucao_out); </text:p>
      <text:p text:style-name="P7"><text:tab/><text:tab/><text:tab/>} )?</text:p>
      <text:p text:style-name="P7"><text:tab/><text:tab/>)</text:p>
      <text:p text:style-name="P7"><text:tab/><text:tab/>{</text:p>
      <text:p text:style-name="P7"><text:soft-page-break/><text:tab/><text:tab/><text:tab/>$ifs.nrs_ultima_instrucao_out = nrs_out;</text:p>
      <text:p text:style-name="P7"><text:tab/><text:tab/><text:tab/>$ifs.g_out = g;</text:p>
      <text:p text:style-name="P7"><text:tab/><text:tab/><text:tab/>$ifs.label_out = "";</text:p>
      <text:p text:style-name="P7"><text:tab/><text:tab/><text:tab/></text:p>
      <text:p text:style-name="Text_20_body"><text:tab/><text:tab/>}</text:p>
      <text:p text:style-name="P7"><text:tab/>;</text:p>
      <text:p text:style-name="P7"/>
      <text:p text:style-name="P7">Para o caso do whiles, temos que, à semelhança do ifs, os últimos nodos executados ligam apenas à expressão de condição do while, e esta liga à primeira instrução do bloco e à próxima instrução a ser executada após o bloco. Tal como fizemos anteriormente, para facilitar as explicações seguintes, mostraremos a produção no seu formato original na AST para servir de guia.</text:p>
      <text:p text:style-name="P7"><text:tab/>whiles</text:p>
      <text:p text:style-name="P7"><text:tab/><text:tab/>: ^(WHILE expr bloco)</text:p>
      <text:p text:style-name="P7"><text:tab/><text:tab/>;</text:p>
      <text:p text:style-name="P7">O primeiro passo é semelhante ao do if, ou seja, criamos o nodo correspondente à expressão do while no grafo, assim como, dos caminhos entre as últimas instruções a ser executadas e a instrução correspondente à expressão. E o número da nova instrução é guardado numa variável que será depois passada ao bloco.</text:p>
      <text:p text:style-name="P7"><text:tab/>whiles [Grafo g_in, TreeSet&lt;Integer&gt; nrs_ultima_instrucao_in, String label_in] returns [Grafo g_out, TreeSet&lt;Integer&gt; nrs_ultima_instrucao_out, String label_out]</text:p>
      <text:p text:style-name="P7"><text:tab/>@init {</text:p>
      <text:p text:style-name="P7"><text:tab/><text:tab/>Grafo g = $whiles.g_in;</text:p>
      <text:p text:style-name="P7"><text:tab/><text:tab/>int nr_ult_inst_exp = -1;</text:p>
      <text:p text:style-name="P7"><text:tab/><text:tab/>TreeSet&lt;Integer&gt; nrs_exp = new TreeSet&lt;Integer&gt;();</text:p>
      <text:p text:style-name="P7"><text:tab/>}</text:p>
      <text:p text:style-name="P7"><text:tab/><text:tab/>:<text:tab/> ^(WHILE expr</text:p>
      <text:p text:style-name="P7"><text:tab/><text:tab/><text:tab/>{</text:p>
      <text:p text:style-name="P7"><text:tab/><text:tab/><text:tab/><text:tab/>// cria nodo no grafo e guarda o nr da instrucao</text:p>
      <text:p text:style-name="P7"><text:tab/><text:tab/><text:tab/><text:tab/>nr_ult_inst_exp = g.putNodo(new Instrucao($WHILE.text + "(" + $expr.instrucao + ")", null, null));</text:p>
      <text:p text:style-name="P7"><text:tab/><text:tab/><text:tab/><text:tab/></text:p>
      <text:p text:style-name="P7"><text:tab/><text:tab/><text:tab/><text:tab/>// verifica se existem instrucoes anteriormente executadas e conecta essas instrucoes à nova instrucao (expressao)</text:p>
      <text:p text:style-name="P7"><text:tab/><text:tab/><text:tab/><text:tab/>g.checkAndPutCaminho($whiles.nrs_ultima_instrucao_in, new ParNrInstrucaoLabel(nr_ult_inst_exp, $whiles.label_in));</text:p>
      <text:p text:style-name="P7"><text:tab/><text:tab/><text:tab/><text:tab/></text:p>
      <text:p text:style-name="P7"><text:tab/><text:tab/><text:tab/><text:tab/>// variavel que sera passada ao bloco para indicar o nodo que sera ligado a <text:soft-page-break/>primeira instrucao do bloco</text:p>
      <text:p text:style-name="P7"><text:tab/><text:tab/><text:tab/><text:tab/>nrs_exp.add(nr_ult_inst_exp);</text:p>
      <text:p text:style-name="P7"><text:tab/><text:tab/><text:tab/>}</text:p>
      <text:p text:style-name="P7">Ao bloco de instruções são passados como atributos herdados o grafo, o TreeSet com o número da instrução correspondente à expressão do while e a string “T”. Após a sua execução o grafo é atualizado com o grafo passado como atributo sintetizado pelo bloco.</text:p>
      <text:p text:style-name="P7">Finalmente, novos caminhos entre as últimas instruções do bloco e a expressão são inseridos no grafo. O TreeSet com o número da instrução correspondente à expressão de condição, o grafo e label com o valor “F” para que a próxima instrução seja conectada com essa label são retornadas como atributos sintetizados.</text:p>
      <text:p text:style-name="P7"/>
      <text:p text:style-name="P7">Desta forma, apresentámos a implementação da solução encontrada para construir um ou mais CFG a partir de um programa Cmb.</text:p>
      <text:p text:style-name="P7">A Tree Grammar completa (CmbTGCFG.g) pode ser consultada em anex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22:52:13</meta:creation-date>
    <meta:generator>LibreOffice/3.3$Linux LibreOffice_project/330m19$Build-401</meta:generator>
    <dc:date>2012-07-06T23:57:13</dc:date>
    <dc:creator>Bruno Azevedo</dc:creator>
    <meta:editing-duration>PT12H8M44S</meta:editing-duration>
    <meta:editing-cycles>393</meta:editing-cycles>
    <meta:document-statistic meta:table-count="0" meta:image-count="0" meta:object-count="0" meta:page-count="10" meta:paragraph-count="198" meta:word-count="3004" meta:character-count="19895"/>
  </office:meta>
</office:document-meta>
</file>